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562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19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23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3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7cm" svg:height="0.806cm" svg:x="22.01cm" svg:y="1.516cm">
          <draw:text-box>
            <text:p><text:span text:style-name="T1">data_out[7:0]</text:span></text:p>
          </draw:text-box>
        </draw:frame>
        <draw:frame draw:style-name="gr2" draw:text-style-name="P1" draw:layer="layout" svg:width="3.635cm" svg:height="1.016cm" svg:x="21.979cm" svg:y="0.781cm">
          <draw:text-box>
            <text:p><text:span text:style-name="T1">read/write</text:span></text:p>
          </draw:text-box>
        </draw:frame>
        <draw:frame draw:style-name="gr3" draw:text-style-name="P1" draw:layer="layout" svg:width="4.062cm" svg:height="1.016cm" svg:x="21.984cm" svg:y="3.283cm">
          <draw:text-box>
            <text:p><text:span text:style-name="T1">data_in[7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frame draw:style-name="gr5" draw:text-style-name="P1" draw:layer="layout" svg:width="3.715cm" svg:height="1.016cm" svg:x="22.014cm" svg:y="5.026cm">
          <draw:text-box>
            <text:p><text:span text:style-name="T1">address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frame draw:style-name="gr18" draw:text-style-name="P9" draw:layer="layout" svg:width="2.081cm" svg:height="0.725cm" svg:x="5.274cm" svg:y="0.588cm">
          <draw:text-box>
            <text:p><text:span text:style-name="T2">Opcode</text:span></text:p>
          </draw:text-box>
        </draw:frame>
        <draw:custom-shape draw:style-name="gr19" draw:text-style-name="P10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20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1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frame draw:style-name="gr22" draw:text-style-name="P9" draw:layer="layout" svg:width="2.602cm" svg:height="0.725cm" svg:x="5.234cm" svg:y="6.623cm">
          <draw:text-box>
            <text:p><text:span text:style-name="T2">Immediate</text:span></text:p>
          </draw:text-box>
        </draw:frame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3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4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4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5" draw:text-style-name="P11" draw:layer="layout" svg:width="1.594cm" svg:height="0.725cm" draw:transform="rotate (-1.56468767441292) translate (5.25cm 2.579cm)">
          <draw:text-box>
            <text:p><text:span text:style-name="T2">7:4</text:span></text:p>
          </draw:text-box>
        </draw:frame>
        <draw:frame draw:style-name="gr26" draw:text-style-name="P11" draw:layer="layout" svg:width="1.357cm" svg:height="0.725cm" draw:transform="rotate (-1.57498511699968) translate (5.254cm 6.255cm)">
          <draw:text-box>
            <text:p><text:span text:style-name="T2">3:0</text:span></text:p>
          </draw:text-box>
        </draw:frame>
        <draw:line draw:style-name="gr27" draw:text-style-name="P2" draw:layer="layout" svg:x1="4.354cm" svg:y1="4.896cm" svg:x2="5.369cm" svg:y2="4.902cm">
          <text:p/>
        </draw:line>
        <draw:connector draw:style-name="gr28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line draw:style-name="gr29" draw:text-style-name="P2" draw:layer="layout" svg:x1="23.403cm" svg:y1="0.892cm" svg:x2="24.419cm" svg:y2="0.892cm">
          <text:p/>
        </draw:line>
        <draw:custom-shape draw:style-name="gr30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32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32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8-01-28T17:31:29.100249872</dc:date>
    <meta:editing-duration>PT3H45M37S</meta:editing-duration>
    <meta:editing-cycles>31</meta:editing-cycles>
    <meta:generator>LibreOffice/5.2.7.2$Linux_X86_64 LibreOffice_project/20m0$Build-2</meta:generator>
    <meta:document-statistic meta:object-count="49"/>
  </office:meta>
</office:document-meta>
</file>